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1.2634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1.2598in"/>
    </style:style>
    <style:style style:name="co8" style:family="table-column">
      <style:table-column-properties fo:break-before="auto" style:column-width="1.4917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false"/>
    </style:style>
    <style:style style:name="ro3" style:family="table-row">
      <style:table-row-properties style:row-height="0.2154in" fo:break-before="auto" style:use-optimal-row-height="false"/>
    </style:style>
    <style:style style:name="ro4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34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/>
      <style:paragraph-properties fo:text-align="center" fo:margin-left="0in"/>
    </style:style>
    <style:style style:name="ce55" style:family="table-cell" style:parent-style-name="Default" style:data-style-name="N3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</style:style>
    <style:style style:name="ce56" style:family="table-cell" style:parent-style-name="Default" style:data-style-name="N3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in"/>
    </style:style>
    <style:style style:name="ce57" style:family="table-cell" style:parent-style-name="Default" style:data-style-name="N3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</style:style>
    <style:style style:name="ce58" style:family="table-cell" style:parent-style-name="Default" style:data-style-name="N3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59" style:family="table-cell" style:parent-style-name="Default" style:data-style-name="N3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</style:style>
    <style:style style:name="ce60" style:family="table-cell" style:parent-style-name="Default" style:data-style-name="N3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61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62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64" style:family="table-cell" style:parent-style-name="Default" style:data-style-name="N3">
      <style:table-cell-properties style:text-align-source="fix" style:repeat-content="false" fo:wrap-option="wrap" fo:border="none"/>
      <style:paragraph-properties fo:text-align="center" fo:margin-left="0in"/>
    </style:style>
    <style:style style:name="ce6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in"/>
    </style:style>
    <style:style style:name="ce6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in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in"/>
    </style:style>
    <style:style style:name="ce6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in"/>
    </style:style>
    <style:style style:name="ce6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in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in"/>
    </style:style>
    <style:style style:name="ce7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unter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1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12" table:number-rows-spanned="1">
            <text:p>Counter with 10 Threads and 20 Iterations</text:p>
          </table:table-cell>
          <table:covered-table-cell table:number-columns-repeated="10" table:style-name="ce24"/>
          <table:covered-table-cell table:style-name="ce47"/>
          <table:table-cell table:number-columns-repeated="51"/>
        </table:table-row>
        <table:table-row table:style-name="ro2">
          <table:table-cell/>
          <table:table-cell table:style-name="ce21" office:value-type="string" calcext:value-type="string">
            <text:p>Primitive</text:p>
          </table:table-cell>
          <table:table-cell table:style-name="ce25" office:value-type="string" calcext:value-type="string">
            <text:p>L1-dache-load-misses</text:p>
          </table:table-cell>
          <table:table-cell table:style-name="ce28" office:value-type="string" calcext:value-type="string">
            <text:p>L1-dache-loads</text:p>
          </table:table-cell>
          <table:table-cell table:style-name="ce21" office:value-type="string" calcext:value-type="string">
            <text:p>L1 Cache Hits</text:p>
          </table:table-cell>
          <table:table-cell table:style-name="ce21" office:value-type="string" calcext:value-type="string">
            <text:p>% L1 Cache Hits</text:p>
          </table:table-cell>
          <table:table-cell table:style-name="ce25" office:value-type="string" calcext:value-type="string">
            <text:p>branch-misses</text:p>
          </table:table-cell>
          <table:table-cell table:style-name="ce28" office:value-type="string" calcext:value-type="string">
            <text:p>branches</text:p>
          </table:table-cell>
          <table:table-cell table:style-name="ce21" office:value-type="string" calcext:value-type="string">
            <text:p>Branch Hits</text:p>
          </table:table-cell>
          <table:table-cell table:style-name="ce21" office:value-type="string" calcext:value-type="string">
            <text:p>%Branch Hits</text:p>
          </table:table-cell>
          <table:table-cell table:style-name="ce31" office:value-type="string" calcext:value-type="string">
            <text:p>Thread Run Time (s)</text:p>
          </table:table-cell>
          <table:table-cell table:style-name="ce21" office:value-type="string" calcext:value-type="string">
            <text:p>Total Run Time (s)</text:p>
          </table:table-cell>
          <table:table-cell table:style-name="ce21" office:value-type="string" calcext:value-type="string">
            <text:p>% In Longest Thread</text:p>
          </table:table-cell>
          <table:table-cell table:number-columns-repeated="51"/>
        </table:table-row>
        <table:table-row table:style-name="ro3">
          <table:table-cell/>
          <table:table-cell table:style-name="ce22" office:value-type="string" calcext:value-type="string">
            <text:p>pthread barrier</text:p>
          </table:table-cell>
          <table:table-cell table:style-name="ce26" office:value-type="float" office:value="591792" calcext:value-type="float">
            <text:p>591792</text:p>
          </table:table-cell>
          <table:table-cell table:style-name="ce29" office:value-type="float" office:value="6031302" calcext:value-type="float">
            <text:p>6031302</text:p>
          </table:table-cell>
          <table:table-cell table:style-name="ce22" table:formula="of:=[.D4]-[.C4]" office:value-type="float" office:value="5439510" calcext:value-type="float">
            <text:p>5439510</text:p>
          </table:table-cell>
          <table:table-cell table:style-name="ce34" table:formula="of:=[.E4]/[.D4]" office:value-type="percentage" office:value="0.901879892600304" calcext:value-type="percentage">
            <text:p>90.19%</text:p>
          </table:table-cell>
          <table:table-cell table:style-name="ce26" office:value-type="float" office:value="64966" calcext:value-type="float">
            <text:p>64966</text:p>
          </table:table-cell>
          <table:table-cell table:style-name="ce29" office:value-type="float" office:value="4177953" calcext:value-type="float">
            <text:p>4177953</text:p>
          </table:table-cell>
          <table:table-cell table:style-name="ce22" table:formula="of:=[.H4]-[.G4]" office:value-type="float" office:value="4112987" calcext:value-type="float">
            <text:p>4112987</text:p>
          </table:table-cell>
          <table:table-cell table:style-name="ce34" table:formula="of:=[.I4]/[.H4]" office:value-type="percentage" office:value="0.984450279837997" calcext:value-type="percentage">
            <text:p>98.45%</text:p>
          </table:table-cell>
          <table:table-cell office:value-type="float" office:value="0.007424" calcext:value-type="float">
            <text:p>0.007424</text:p>
          </table:table-cell>
          <table:table-cell table:style-name="ce29" office:value-type="float" office:value="0.013628228" calcext:value-type="float">
            <text:p>0.013628228</text:p>
          </table:table-cell>
          <table:table-cell table:style-name="ce34" table:formula="of:=([.L4]-[.K4])/([.L4]*10)" office:value-type="percentage" office:value="0.0455248327221998" calcext:value-type="percentage">
            <text:p>4.55%</text:p>
          </table:table-cell>
          <table:table-cell table:number-columns-repeated="51"/>
        </table:table-row>
        <table:table-row table:style-name="ro1">
          <table:table-cell/>
          <table:table-cell table:style-name="ce22" office:value-type="string" calcext:value-type="string">
            <text:p>sense barrier</text:p>
          </table:table-cell>
          <table:table-cell table:style-name="ce26" office:value-type="float" office:value="100333" calcext:value-type="float">
            <text:p>100333</text:p>
          </table:table-cell>
          <table:table-cell table:style-name="ce29" office:value-type="float" office:value="1981699" calcext:value-type="float">
            <text:p>1981699</text:p>
          </table:table-cell>
          <table:table-cell table:style-name="ce22" table:formula="of:=[.D5]-[.C5]" office:value-type="float" office:value="1881366" calcext:value-type="float">
            <text:p>1881366</text:p>
          </table:table-cell>
          <table:table-cell table:style-name="ce34" table:formula="of:=[.E5]/[.D5]" office:value-type="percentage" office:value="0.94937021212606" calcext:value-type="percentage">
            <text:p>94.94%</text:p>
          </table:table-cell>
          <table:table-cell table:style-name="ce26" office:value-type="float" office:value="33415" calcext:value-type="float">
            <text:p>33415</text:p>
          </table:table-cell>
          <table:table-cell table:style-name="ce29" office:value-type="float" office:value="1206366" calcext:value-type="float">
            <text:p>1206366</text:p>
          </table:table-cell>
          <table:table-cell table:style-name="ce22" table:formula="of:=[.H5]-[.G5]" office:value-type="float" office:value="1172951" calcext:value-type="float">
            <text:p>1172951</text:p>
          </table:table-cell>
          <table:table-cell table:style-name="ce34" table:formula="of:=[.I5]/[.H5]" office:value-type="percentage" office:value="0.972301109281926" calcext:value-type="percentage">
            <text:p>97.23%</text:p>
          </table:table-cell>
          <table:table-cell office:value-type="float" office:value="0.000159" calcext:value-type="float">
            <text:p>0.000159</text:p>
          </table:table-cell>
          <table:table-cell table:style-name="ce29" office:value-type="float" office:value="0.005265729" calcext:value-type="float">
            <text:p>0.005265729</text:p>
          </table:table-cell>
          <table:table-cell table:style-name="ce34" table:formula="of:=([.L5]-[.K5])/([.L5]*10)" office:value-type="percentage" office:value="0.0969804750681245" calcext:value-type="percentage">
            <text:p>9.70%</text:p>
          </table:table-cell>
          <table:table-cell table:number-columns-repeated="51"/>
        </table:table-row>
        <table:table-row table:style-name="ro1">
          <table:table-cell/>
          <table:table-cell table:style-name="ce22" office:value-type="string" calcext:value-type="string">
            <text:p>pthread lock</text:p>
          </table:table-cell>
          <table:table-cell table:style-name="ce26" office:value-type="float" office:value="87730" calcext:value-type="float">
            <text:p>87730</text:p>
          </table:table-cell>
          <table:table-cell table:style-name="ce29" office:value-type="float" office:value="1227627" calcext:value-type="float">
            <text:p>1227627</text:p>
          </table:table-cell>
          <table:table-cell table:style-name="ce22" table:formula="of:=[.D6]-[.C6]" office:value-type="float" office:value="1139897" calcext:value-type="float">
            <text:p>1139897</text:p>
          </table:table-cell>
          <table:table-cell table:style-name="ce34" table:formula="of:=[.E6]/[.D6]" office:value-type="percentage" office:value="0.928536925303859" calcext:value-type="percentage">
            <text:p>92.85%</text:p>
          </table:table-cell>
          <table:table-cell table:style-name="ce26" office:value-type="float" office:value="30543" calcext:value-type="float">
            <text:p>30543</text:p>
          </table:table-cell>
          <table:table-cell table:style-name="ce29" office:value-type="float" office:value="860063" calcext:value-type="float">
            <text:p>860063</text:p>
          </table:table-cell>
          <table:table-cell table:style-name="ce22" table:formula="of:=[.H6]-[.G6]" office:value-type="float" office:value="829520" calcext:value-type="float">
            <text:p>829520</text:p>
          </table:table-cell>
          <table:table-cell table:style-name="ce34" table:formula="of:=[.I6]/[.H6]" office:value-type="percentage" office:value="0.964487485219106" calcext:value-type="percentage">
            <text:p>96.45%</text:p>
          </table:table-cell>
          <table:table-cell office:value-type="float" office:value="0.000086" calcext:value-type="float">
            <text:p>8.6E-05</text:p>
          </table:table-cell>
          <table:table-cell table:style-name="ce29" office:value-type="float" office:value="0.004954224" calcext:value-type="float">
            <text:p>0.004954224</text:p>
          </table:table-cell>
          <table:table-cell table:style-name="ce34" table:formula="of:=([.L6]-[.K6])/([.L6]*10)" office:value-type="percentage" office:value="0.0982641075575105" calcext:value-type="percentage">
            <text:p>9.83%</text:p>
          </table:table-cell>
          <table:table-cell table:number-columns-repeated="51"/>
        </table:table-row>
        <table:table-row table:style-name="ro1">
          <table:table-cell/>
          <table:table-cell table:style-name="ce22" office:value-type="string" calcext:value-type="string">
            <text:p>tas lock</text:p>
          </table:table-cell>
          <table:table-cell table:style-name="ce26" office:value-type="float" office:value="89689" calcext:value-type="float">
            <text:p>89689</text:p>
          </table:table-cell>
          <table:table-cell table:style-name="ce29" office:value-type="float" office:value="1221416" calcext:value-type="float">
            <text:p>1221416</text:p>
          </table:table-cell>
          <table:table-cell table:style-name="ce22" table:formula="of:=[.D7]-[.C7]" office:value-type="float" office:value="1131727" calcext:value-type="float">
            <text:p>1131727</text:p>
          </table:table-cell>
          <table:table-cell table:style-name="ce34" table:formula="of:=[.E7]/[.D7]" office:value-type="percentage" office:value="0.926569653582399" calcext:value-type="percentage">
            <text:p>92.66%</text:p>
          </table:table-cell>
          <table:table-cell table:style-name="ce26" office:value-type="float" office:value="29754" calcext:value-type="float">
            <text:p>29754</text:p>
          </table:table-cell>
          <table:table-cell table:style-name="ce29" office:value-type="float" office:value="853708" calcext:value-type="float">
            <text:p>853708</text:p>
          </table:table-cell>
          <table:table-cell table:style-name="ce22" table:formula="of:=[.H7]-[.G7]" office:value-type="float" office:value="823954" calcext:value-type="float">
            <text:p>823954</text:p>
          </table:table-cell>
          <table:table-cell table:style-name="ce34" table:formula="of:=[.I7]/[.H7]" office:value-type="percentage" office:value="0.965147333748776" calcext:value-type="percentage">
            <text:p>96.51%</text:p>
          </table:table-cell>
          <table:table-cell office:value-type="float" office:value="0.000226" calcext:value-type="float">
            <text:p>0.000226</text:p>
          </table:table-cell>
          <table:table-cell table:style-name="ce29" office:value-type="float" office:value="0.00521473" calcext:value-type="float">
            <text:p>0.00521473</text:p>
          </table:table-cell>
          <table:table-cell table:style-name="ce34" table:formula="of:=([.L7]-[.K7])/([.L7]*10)" office:value-type="percentage" office:value="0.0956661226947512" calcext:value-type="percentage">
            <text:p>9.57%</text:p>
          </table:table-cell>
          <table:table-cell table:number-columns-repeated="51"/>
        </table:table-row>
        <table:table-row table:style-name="ro1">
          <table:table-cell/>
          <table:table-cell table:style-name="ce22" office:value-type="string" calcext:value-type="string">
            <text:p>ttas lock</text:p>
          </table:table-cell>
          <table:table-cell table:style-name="ce26" office:value-type="float" office:value="98975" calcext:value-type="float">
            <text:p>98975</text:p>
          </table:table-cell>
          <table:table-cell table:style-name="ce29" office:value-type="float" office:value="1231128" calcext:value-type="float">
            <text:p>1231128</text:p>
          </table:table-cell>
          <table:table-cell table:style-name="ce22" table:formula="of:=[.D8]-[.C8]" office:value-type="float" office:value="1132153" calcext:value-type="float">
            <text:p>1132153</text:p>
          </table:table-cell>
          <table:table-cell table:style-name="ce34" table:formula="of:=[.E8]/[.D8]" office:value-type="percentage" office:value="0.919606247278918" calcext:value-type="percentage">
            <text:p>91.96%</text:p>
          </table:table-cell>
          <table:table-cell table:style-name="ce26" office:value-type="float" office:value="31568" calcext:value-type="float">
            <text:p>31568</text:p>
          </table:table-cell>
          <table:table-cell table:style-name="ce29" office:value-type="float" office:value="858337" calcext:value-type="float">
            <text:p>858337</text:p>
          </table:table-cell>
          <table:table-cell table:style-name="ce22" table:formula="of:=[.H8]-[.G8]" office:value-type="float" office:value="826769" calcext:value-type="float">
            <text:p>826769</text:p>
          </table:table-cell>
          <table:table-cell table:style-name="ce34" table:formula="of:=[.I8]/[.H8]" office:value-type="percentage" office:value="0.963221904683126" calcext:value-type="percentage">
            <text:p>96.32%</text:p>
          </table:table-cell>
          <table:table-cell office:value-type="float" office:value="0.000102" calcext:value-type="float">
            <text:p>0.000102</text:p>
          </table:table-cell>
          <table:table-cell table:style-name="ce29" office:value-type="float" office:value="0.004782138" calcext:value-type="float">
            <text:p>0.004782138</text:p>
          </table:table-cell>
          <table:table-cell table:style-name="ce34" table:formula="of:=([.L8]-[.K8])/([.L8]*10)" office:value-type="percentage" office:value="0.0978670628074723" calcext:value-type="percentage">
            <text:p>9.79%</text:p>
          </table:table-cell>
          <table:table-cell table:number-columns-repeated="51"/>
        </table:table-row>
        <table:table-row table:style-name="ro1">
          <table:table-cell/>
          <table:table-cell table:style-name="ce23" office:value-type="string" calcext:value-type="string">
            <text:p>ticket lock</text:p>
          </table:table-cell>
          <table:table-cell table:style-name="ce27" office:value-type="float" office:value="92781" calcext:value-type="float">
            <text:p>92781</text:p>
          </table:table-cell>
          <table:table-cell table:style-name="ce30" office:value-type="float" office:value="1275947" calcext:value-type="float">
            <text:p>1275947</text:p>
          </table:table-cell>
          <table:table-cell table:style-name="ce23" table:formula="of:=[.D9]-[.C9]" office:value-type="float" office:value="1183166" calcext:value-type="float">
            <text:p>1183166</text:p>
          </table:table-cell>
          <table:table-cell table:style-name="ce35" table:formula="of:=[.E9]/[.D9]" office:value-type="percentage" office:value="0.927284597244243" calcext:value-type="percentage">
            <text:p>92.73%</text:p>
          </table:table-cell>
          <table:table-cell table:style-name="ce27" office:value-type="float" office:value="31426" calcext:value-type="float">
            <text:p>31426</text:p>
          </table:table-cell>
          <table:table-cell table:style-name="ce30" office:value-type="float" office:value="879774" calcext:value-type="float">
            <text:p>879774</text:p>
          </table:table-cell>
          <table:table-cell table:style-name="ce23" table:formula="of:=[.H9]-[.G9]" office:value-type="float" office:value="848348" calcext:value-type="float">
            <text:p>848348</text:p>
          </table:table-cell>
          <table:table-cell table:style-name="ce35" table:formula="of:=[.I9]/[.H9]" office:value-type="percentage" office:value="0.964279462680188" calcext:value-type="percentage">
            <text:p>96.43%</text:p>
          </table:table-cell>
          <table:table-cell table:style-name="ce32" office:value-type="float" office:value="0.000101" calcext:value-type="float">
            <text:p>0.000101</text:p>
          </table:table-cell>
          <table:table-cell table:style-name="ce30" office:value-type="float" office:value="0.004847469" calcext:value-type="float">
            <text:p>0.004847469</text:p>
          </table:table-cell>
          <table:table-cell table:style-name="ce35" table:formula="of:=([.L9]-[.K9])/([.L9]*10)" office:value-type="percentage" office:value="0.0979164384547895" calcext:value-type="percentage">
            <text:p>9.79%</text:p>
          </table:table-cell>
          <table:table-cell table:number-columns-repeated="5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ort dat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46" office:value-type="string" calcext:value-type="string" table:number-columns-spanned="13" table:number-rows-spanned="1">
            <text:p>Mysort with 10 Threads and Input File test_case9.txt</text:p>
          </table:table-cell>
          <table:covered-table-cell table:style-name="ce46"/>
          <table:covered-table-cell table:number-columns-repeated="11" table:style-name="ce53"/>
        </table:table-row>
        <table:table-row table:style-name="ro4">
          <table:table-cell/>
          <table:table-cell table:style-name="ce48" office:value-type="string" calcext:value-type="string">
            <text:p>Barrier Implementation</text:p>
          </table:table-cell>
          <table:table-cell table:style-name="ce51" office:value-type="string" calcext:value-type="string">
            <text:p>Lock Implementation</text:p>
          </table:table-cell>
          <table:table-cell table:style-name="ce54" office:value-type="string" calcext:value-type="string">
            <text:p>L1-dache-load-misses</text:p>
          </table:table-cell>
          <table:table-cell table:style-name="ce51" office:value-type="string" calcext:value-type="string">
            <text:p>L1-dache-loads</text:p>
          </table:table-cell>
          <table:table-cell table:style-name="ce54" office:value-type="string" calcext:value-type="string">
            <text:p>L1 Cache Hits</text:p>
          </table:table-cell>
          <table:table-cell table:style-name="ce51" office:value-type="string" calcext:value-type="string">
            <text:p>% L1 Cache Hits</text:p>
          </table:table-cell>
          <table:table-cell table:style-name="ce54" office:value-type="string" calcext:value-type="string">
            <text:p>branch-misses</text:p>
          </table:table-cell>
          <table:table-cell table:style-name="ce51" office:value-type="string" calcext:value-type="string">
            <text:p>branches</text:p>
          </table:table-cell>
          <table:table-cell table:style-name="ce54" office:value-type="string" calcext:value-type="string">
            <text:p>Branch Hits</text:p>
          </table:table-cell>
          <table:table-cell table:style-name="ce51" office:value-type="string" calcext:value-type="string">
            <text:p>%Branch Hits</text:p>
          </table:table-cell>
          <table:table-cell table:style-name="ce54" office:value-type="string" calcext:value-type="string">
            <text:p>Thread Run Time (s)</text:p>
          </table:table-cell>
          <table:table-cell table:style-name="ce51" office:value-type="string" calcext:value-type="string">
            <text:p>Total Run Time (s)</text:p>
          </table:table-cell>
          <table:table-cell table:style-name="ce51" office:value-type="string" calcext:value-type="string">
            <text:p>% In Longest Thread</text:p>
          </table:table-cell>
        </table:table-row>
        <table:table-row table:style-name="ro1">
          <table:table-cell/>
          <table:table-cell table:style-name="ce49" office:value-type="string" calcext:value-type="string" table:number-columns-spanned="1" table:number-rows-spanned="4">
            <text:p>pthread barrier</text:p>
          </table:table-cell>
          <table:table-cell table:style-name="ce29" office:value-type="string" calcext:value-type="string">
            <text:p>pthread lock</text:p>
          </table:table-cell>
          <table:table-cell table:style-name="ce55" office:value-type="float" office:value="76828" calcext:value-type="float">
            <text:p>76,828</text:p>
          </table:table-cell>
          <table:table-cell table:style-name="ce58" office:value-type="float" office:value="1169625" calcext:value-type="float">
            <text:p>1,169,625</text:p>
          </table:table-cell>
          <table:table-cell table:style-name="ce55" table:formula="of:=[.E4]-[.D4]" office:value-type="float" office:value="1092797" calcext:value-type="float">
            <text:p>1,092,797</text:p>
          </table:table-cell>
          <table:table-cell table:style-name="ce61" table:formula="of:=[.F4]/[.E4]" office:value-type="percentage" office:value="0.934313989526558" calcext:value-type="percentage">
            <text:p>93.43%</text:p>
          </table:table-cell>
          <table:table-cell table:style-name="ce55" office:value-type="float" office:value="32930" calcext:value-type="float">
            <text:p>32,930</text:p>
          </table:table-cell>
          <table:table-cell table:style-name="ce58" office:value-type="float" office:value="819579" calcext:value-type="float">
            <text:p>819,579</text:p>
          </table:table-cell>
          <table:table-cell table:style-name="ce55" table:formula="of:=[.I4]-[.H4]" office:value-type="float" office:value="786649" calcext:value-type="float">
            <text:p>786,649</text:p>
          </table:table-cell>
          <table:table-cell table:style-name="ce61" table:formula="of:=[.J4]/[.I4]" office:value-type="percentage" office:value="0.959820834843255" calcext:value-type="percentage">
            <text:p>95.98%</text:p>
          </table:table-cell>
          <table:table-cell table:style-name="ce65" office:value-type="float" office:value="0.000073" calcext:value-type="float">
            <text:p>7.3E-05</text:p>
          </table:table-cell>
          <table:table-cell table:style-name="ce68" office:value-type="float" office:value="0.006726957" calcext:value-type="float">
            <text:p>0.006726957</text:p>
          </table:table-cell>
          <table:table-cell table:style-name="ce61" table:formula="of:=([.M4]-[.L4])/([.M4]*10)" office:value-type="percentage" office:value="0.0989148139344432" calcext:value-type="percentage">
            <text:p>9.89%</text:p>
          </table:table-cell>
        </table:table-row>
        <table:table-row table:style-name="ro1">
          <table:table-cell/>
          <table:covered-table-cell table:style-name="ce22"/>
          <table:table-cell table:style-name="ce29" office:value-type="string" calcext:value-type="string">
            <text:p>tas lock</text:p>
          </table:table-cell>
          <table:table-cell table:style-name="ce55" office:value-type="float" office:value="70033" calcext:value-type="float">
            <text:p>70,033</text:p>
          </table:table-cell>
          <table:table-cell table:style-name="ce58" office:value-type="float" office:value="1143731" calcext:value-type="float">
            <text:p>1,143,731</text:p>
          </table:table-cell>
          <table:table-cell table:style-name="ce55" table:formula="of:=[.E5]-[.D5]" office:value-type="float" office:value="1073698" calcext:value-type="float">
            <text:p>1,073,698</text:p>
          </table:table-cell>
          <table:table-cell table:style-name="ce61" table:formula="of:=[.F5]/[.E5]" office:value-type="percentage" office:value="0.93876794456039" calcext:value-type="percentage">
            <text:p>93.88%</text:p>
          </table:table-cell>
          <table:table-cell table:style-name="ce55" office:value-type="float" office:value="29134" calcext:value-type="float">
            <text:p>29,134</text:p>
          </table:table-cell>
          <table:table-cell table:style-name="ce58" office:value-type="float" office:value="798721" calcext:value-type="float">
            <text:p>798,721</text:p>
          </table:table-cell>
          <table:table-cell table:style-name="ce55" table:formula="of:=[.I5]-[.H5]" office:value-type="float" office:value="769587" calcext:value-type="float">
            <text:p>769,587</text:p>
          </table:table-cell>
          <table:table-cell table:style-name="ce61" table:formula="of:=[.J5]/[.I5]" office:value-type="percentage" office:value="0.963524184289633" calcext:value-type="percentage">
            <text:p>96.35%</text:p>
          </table:table-cell>
          <table:table-cell table:style-name="ce65" office:value-type="float" office:value="0.000131" calcext:value-type="float">
            <text:p>0.000131</text:p>
          </table:table-cell>
          <table:table-cell table:style-name="ce68" office:value-type="float" office:value="0.005511913" calcext:value-type="float">
            <text:p>0.005511913</text:p>
          </table:table-cell>
          <table:table-cell table:style-name="ce61" table:formula="of:=([.M5]-[.L5])/([.M5]*10)" office:value-type="percentage" office:value="0.0976233296860818" calcext:value-type="percentage">
            <text:p>9.76%</text:p>
          </table:table-cell>
        </table:table-row>
        <table:table-row table:style-name="ro1">
          <table:table-cell/>
          <table:covered-table-cell table:style-name="ce22"/>
          <table:table-cell table:style-name="ce29" office:value-type="string" calcext:value-type="string">
            <text:p>ttas lock</text:p>
          </table:table-cell>
          <table:table-cell table:style-name="ce55" office:value-type="float" office:value="77700" calcext:value-type="float">
            <text:p>77,700</text:p>
          </table:table-cell>
          <table:table-cell table:style-name="ce58" office:value-type="float" office:value="1150242" calcext:value-type="float">
            <text:p>1,150,242</text:p>
          </table:table-cell>
          <table:table-cell table:style-name="ce55" table:formula="of:=[.E6]-[.D6]" office:value-type="float" office:value="1072542" calcext:value-type="float">
            <text:p>1,072,542</text:p>
          </table:table-cell>
          <table:table-cell table:style-name="ce61" table:formula="of:=[.F6]/[.E6]" office:value-type="percentage" office:value="0.932448997689182" calcext:value-type="percentage">
            <text:p>93.24%</text:p>
          </table:table-cell>
          <table:table-cell table:style-name="ce55" office:value-type="float" office:value="30705" calcext:value-type="float">
            <text:p>30,705</text:p>
          </table:table-cell>
          <table:table-cell table:style-name="ce58" office:value-type="float" office:value="802636" calcext:value-type="float">
            <text:p>802,636</text:p>
          </table:table-cell>
          <table:table-cell table:style-name="ce55" table:formula="of:=[.I6]-[.H6]" office:value-type="float" office:value="771931" calcext:value-type="float">
            <text:p>771,931</text:p>
          </table:table-cell>
          <table:table-cell table:style-name="ce61" table:formula="of:=[.J6]/[.I6]" office:value-type="percentage" office:value="0.961744800881097" calcext:value-type="percentage">
            <text:p>96.17%</text:p>
          </table:table-cell>
          <table:table-cell table:style-name="ce65" office:value-type="float" office:value="0.000082" calcext:value-type="float">
            <text:p>8.2E-05</text:p>
          </table:table-cell>
          <table:table-cell table:style-name="ce68" office:value-type="float" office:value="0.006201991" calcext:value-type="float">
            <text:p>0.006201991</text:p>
          </table:table-cell>
          <table:table-cell table:style-name="ce61" table:formula="of:=([.M6]-[.L6])/([.M6]*10)" office:value-type="percentage" office:value="0.0986778439375355" calcext:value-type="percentage">
            <text:p>9.87%</text:p>
          </table:table-cell>
        </table:table-row>
        <table:table-row table:style-name="ro1">
          <table:table-cell/>
          <table:covered-table-cell table:style-name="ce22"/>
          <table:table-cell table:style-name="ce29" office:value-type="string" calcext:value-type="string">
            <text:p>ticket lock</text:p>
          </table:table-cell>
          <table:table-cell table:style-name="ce55" office:value-type="float" office:value="71244" calcext:value-type="float">
            <text:p>71,244</text:p>
          </table:table-cell>
          <table:table-cell table:style-name="ce58" office:value-type="float" office:value="1150432" calcext:value-type="float">
            <text:p>1,150,432</text:p>
          </table:table-cell>
          <table:table-cell table:style-name="ce55" table:formula="of:=[.E7]-[.D7]" office:value-type="float" office:value="1079188" calcext:value-type="float">
            <text:p>1,079,188</text:p>
          </table:table-cell>
          <table:table-cell table:style-name="ce61" table:formula="of:=[.F7]/[.E7]" office:value-type="percentage" office:value="0.938071959055381" calcext:value-type="percentage">
            <text:p>93.81%</text:p>
          </table:table-cell>
          <table:table-cell table:style-name="ce55" office:value-type="float" office:value="28873" calcext:value-type="float">
            <text:p>28,873</text:p>
          </table:table-cell>
          <table:table-cell table:style-name="ce58" office:value-type="float" office:value="804597" calcext:value-type="float">
            <text:p>804,597</text:p>
          </table:table-cell>
          <table:table-cell table:style-name="ce55" table:formula="of:=[.I7]-[.H7]" office:value-type="float" office:value="775724" calcext:value-type="float">
            <text:p>775,724</text:p>
          </table:table-cell>
          <table:table-cell table:style-name="ce61" table:formula="of:=[.J7]/[.I7]" office:value-type="percentage" office:value="0.964114954443032" calcext:value-type="percentage">
            <text:p>96.41%</text:p>
          </table:table-cell>
          <table:table-cell table:style-name="ce65" office:value-type="float" office:value="0.000053" calcext:value-type="float">
            <text:p>5.3E-05</text:p>
          </table:table-cell>
          <table:table-cell table:style-name="ce68" office:value-type="float" office:value="0.00552391" calcext:value-type="float">
            <text:p>0.00552391</text:p>
          </table:table-cell>
          <table:table-cell table:style-name="ce61" table:formula="of:=([.M7]-[.L7])/([.M7]*10)" office:value-type="percentage" office:value="0.0990405346937224" calcext:value-type="percentage">
            <text:p>9.90%</text:p>
          </table:table-cell>
        </table:table-row>
        <table:table-row table:style-name="ro1">
          <table:table-cell/>
          <table:table-cell table:style-name="ce50" office:value-type="string" calcext:value-type="string" table:number-columns-spanned="1" table:number-rows-spanned="4">
            <text:p>sense barrier</text:p>
          </table:table-cell>
          <table:table-cell table:style-name="ce52" office:value-type="string" calcext:value-type="string">
            <text:p>pthread lock</text:p>
          </table:table-cell>
          <table:table-cell table:style-name="ce56" office:value-type="float" office:value="72430" calcext:value-type="float">
            <text:p>72,430</text:p>
          </table:table-cell>
          <table:table-cell table:style-name="ce59" office:value-type="float" office:value="1151675" calcext:value-type="float">
            <text:p>1,151,675</text:p>
          </table:table-cell>
          <table:table-cell table:style-name="ce56" table:formula="of:=[.E8]-[.D8]" office:value-type="float" office:value="1079245" calcext:value-type="float">
            <text:p>1,079,245</text:p>
          </table:table-cell>
          <table:table-cell table:style-name="ce62" table:formula="of:=[.F8]/[.E8]" office:value-type="percentage" office:value="0.937108993422624" calcext:value-type="percentage">
            <text:p>93.71%</text:p>
          </table:table-cell>
          <table:table-cell table:style-name="ce56" office:value-type="float" office:value="30554" calcext:value-type="float">
            <text:p>30,554</text:p>
          </table:table-cell>
          <table:table-cell table:style-name="ce59" office:value-type="float" office:value="805068" calcext:value-type="float">
            <text:p>805,068</text:p>
          </table:table-cell>
          <table:table-cell table:style-name="ce56" table:formula="of:=[.I8]-[.H8]" office:value-type="float" office:value="774514" calcext:value-type="float">
            <text:p>774,514</text:p>
          </table:table-cell>
          <table:table-cell table:style-name="ce62" table:formula="of:=[.J8]/[.I8]" office:value-type="percentage" office:value="0.962047926386343" calcext:value-type="percentage">
            <text:p>96.20%</text:p>
          </table:table-cell>
          <table:table-cell table:style-name="ce66" office:value-type="float" office:value="0.000104" calcext:value-type="float">
            <text:p>0.000104</text:p>
          </table:table-cell>
          <table:table-cell table:style-name="ce69" office:value-type="float" office:value="0.005875836" calcext:value-type="float">
            <text:p>0.005875836</text:p>
          </table:table-cell>
          <table:table-cell table:style-name="ce62" table:formula="of:=([.M8]-[.L8])/([.M8]*10)" office:value-type="percentage" office:value="0.0982300390957134" calcext:value-type="percentage">
            <text:p>9.82%</text:p>
          </table:table-cell>
        </table:table-row>
        <table:table-row table:style-name="ro1">
          <table:table-cell/>
          <table:covered-table-cell table:style-name="ce22"/>
          <table:table-cell table:style-name="ce22" office:value-type="string" calcext:value-type="string">
            <text:p>tas lock</text:p>
          </table:table-cell>
          <table:table-cell table:style-name="ce55" office:value-type="float" office:value="68409" calcext:value-type="float">
            <text:p>68,409</text:p>
          </table:table-cell>
          <table:table-cell table:style-name="ce58" office:value-type="float" office:value="1492774" calcext:value-type="float">
            <text:p>1,492,774</text:p>
          </table:table-cell>
          <table:table-cell table:style-name="ce55" table:formula="of:=[.E9]-[.D9]" office:value-type="float" office:value="1424365" calcext:value-type="float">
            <text:p>1,424,365</text:p>
          </table:table-cell>
          <table:table-cell table:style-name="ce61" table:formula="of:=[.F9]/[.E9]" office:value-type="percentage" office:value="0.954173237208044" calcext:value-type="percentage">
            <text:p>95.42%</text:p>
          </table:table-cell>
          <table:table-cell table:style-name="ce55" office:value-type="float" office:value="28491" calcext:value-type="float">
            <text:p>28,491</text:p>
          </table:table-cell>
          <table:table-cell table:style-name="ce58" office:value-type="float" office:value="962890" calcext:value-type="float">
            <text:p>962,890</text:p>
          </table:table-cell>
          <table:table-cell table:style-name="ce55" table:formula="of:=[.I9]-[.H9]" office:value-type="float" office:value="934399" calcext:value-type="float">
            <text:p>934,399</text:p>
          </table:table-cell>
          <table:table-cell table:style-name="ce61" table:formula="of:=[.J9]/[.I9]" office:value-type="percentage" office:value="0.970410950368163" calcext:value-type="percentage">
            <text:p>97.04%</text:p>
          </table:table-cell>
          <table:table-cell table:style-name="ce65" office:value-type="float" office:value="0.000001077" calcext:value-type="float">
            <text:p>1.077E-06</text:p>
          </table:table-cell>
          <table:table-cell table:style-name="ce68" office:value-type="float" office:value="0.00519334" calcext:value-type="float">
            <text:p>0.00519334</text:p>
          </table:table-cell>
          <table:table-cell table:style-name="ce61" table:formula="of:=([.M9]-[.L9])/([.M9]*10)" office:value-type="percentage" office:value="0.0999792619008191" calcext:value-type="percentage">
            <text:p>10.00%</text:p>
          </table:table-cell>
        </table:table-row>
        <table:table-row table:style-name="ro1">
          <table:table-cell/>
          <table:covered-table-cell table:style-name="ce22"/>
          <table:table-cell table:style-name="ce22" office:value-type="string" calcext:value-type="string">
            <text:p>ttas lock</text:p>
          </table:table-cell>
          <table:table-cell table:style-name="ce55" office:value-type="float" office:value="71438" calcext:value-type="float">
            <text:p>71,438</text:p>
          </table:table-cell>
          <table:table-cell table:style-name="ce58" office:value-type="float" office:value="1386925" calcext:value-type="float">
            <text:p>1,386,925</text:p>
          </table:table-cell>
          <table:table-cell table:style-name="ce55" table:formula="of:=[.E10]-[.D10]" office:value-type="float" office:value="1315487" calcext:value-type="float">
            <text:p>1,315,487</text:p>
          </table:table-cell>
          <table:table-cell table:style-name="ce61" table:formula="of:=[.F10]/[.E10]" office:value-type="percentage" office:value="0.948491807415686" calcext:value-type="percentage">
            <text:p>94.85%</text:p>
          </table:table-cell>
          <table:table-cell table:style-name="ce55" office:value-type="float" office:value="28575" calcext:value-type="float">
            <text:p>28,575</text:p>
          </table:table-cell>
          <table:table-cell table:style-name="ce64" office:value-type="float" office:value="912243" calcext:value-type="float">
            <text:p>912,243</text:p>
          </table:table-cell>
          <table:table-cell table:style-name="ce55" table:formula="of:=[.I10]-[.H10]" office:value-type="float" office:value="883668" calcext:value-type="float">
            <text:p>883,668</text:p>
          </table:table-cell>
          <table:table-cell table:style-name="ce61" table:formula="of:=[.J10]/[.I10]" office:value-type="percentage" office:value="0.968676109326133" calcext:value-type="percentage">
            <text:p>96.87%</text:p>
          </table:table-cell>
          <table:table-cell table:style-name="ce65" office:value-type="float" office:value="0.000001071" calcext:value-type="float">
            <text:p>1.071E-06</text:p>
          </table:table-cell>
          <table:table-cell table:style-name="ce68" office:value-type="float" office:value="0.006001185" calcext:value-type="float">
            <text:p>0.006001185</text:p>
          </table:table-cell>
          <table:table-cell table:style-name="ce61" table:formula="of:=([.M10]-[.L10])/([.M10]*10)" office:value-type="percentage" office:value="0.0999821535246789" calcext:value-type="percentage">
            <text:p>10.00%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icket lock</text:p>
          </table:table-cell>
          <table:table-cell table:style-name="ce57" office:value-type="float" office:value="79235" calcext:value-type="float">
            <text:p>79,235</text:p>
          </table:table-cell>
          <table:table-cell table:style-name="ce60" office:value-type="float" office:value="1477011" calcext:value-type="float">
            <text:p>1,477,011</text:p>
          </table:table-cell>
          <table:table-cell table:style-name="ce57" table:formula="of:=[.E11]-[.D11]" office:value-type="float" office:value="1397776" calcext:value-type="float">
            <text:p>1,397,776</text:p>
          </table:table-cell>
          <table:table-cell table:style-name="ce63" table:formula="of:=[.F11]/[.E11]" office:value-type="percentage" office:value="0.946354495667263" calcext:value-type="percentage">
            <text:p>94.64%</text:p>
          </table:table-cell>
          <table:table-cell table:style-name="ce57" office:value-type="float" office:value="28576" calcext:value-type="float">
            <text:p>28,576</text:p>
          </table:table-cell>
          <table:table-cell table:style-name="ce60" office:value-type="float" office:value="956878" calcext:value-type="float">
            <text:p>956,878</text:p>
          </table:table-cell>
          <table:table-cell table:style-name="ce57" table:formula="of:=[.I11]-[.H11]" office:value-type="float" office:value="928302" calcext:value-type="float">
            <text:p>928,302</text:p>
          </table:table-cell>
          <table:table-cell table:style-name="ce63" table:formula="of:=[.J11]/[.I11]" office:value-type="percentage" office:value="0.970136213812001" calcext:value-type="percentage">
            <text:p>97.01%</text:p>
          </table:table-cell>
          <table:table-cell table:style-name="ce67" office:value-type="float" office:value="0.000006" calcext:value-type="float">
            <text:p>6E-06</text:p>
          </table:table-cell>
          <table:table-cell table:style-name="ce70" office:value-type="float" office:value="0.005456606" calcext:value-type="float">
            <text:p>0.005456606</text:p>
          </table:table-cell>
          <table:table-cell table:style-name="ce63" table:formula="of:=([.M11]-[.L11])/([.M11]*10)" office:value-type="percentage" office:value="0.0998900415386414" calcext:value-type="percentage">
            <text:p>9.99%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71"/>
          <table:table-cell/>
        </table:table-row>
        <table:table-row table:style-name="ro1">
          <table:table-cell table:number-columns-repeated="12"/>
          <table:table-cell table:style-name="ce7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9:45:17.486812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8:42.202758181</meta:creation-date>
    <dc:date>2020-10-21T19:59:55.625143111</dc:date>
    <meta:editing-duration>PT1H4M37S</meta:editing-duration>
    <meta:editing-cycles>25</meta:editing-cycles>
    <meta:generator>LibreOffice/6.4.6.2$Linux_X86_64 LibreOffice_project/40$Build-2</meta:generator>
    <meta:document-statistic meta:table-count="2" meta:cell-count="197" meta:object-count="0"/>
  </office:meta>
</office:document-meta>
</file>